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80458333333333cm" style:use-optimal-column-width="true"/>
    </style:style>
    <style:style style:name="co2" style:family="table-column">
      <style:table-column-properties fo:break-before="auto" style:column-width="3.81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l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_rol</text:p>
          </table:table-cell>
          <table:table-cell office:value-type="string" table:style-name="ce2">
            <text:p>rol_nomb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LL</text:p>
          </table:table-cell>
          <table:table-cell office:value-type="string" table:style-name="ce2">
            <text:p>admi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LL</text:p>
          </table:table-cell>
          <table:table-cell office:value-type="string" table:style-name="ce2">
            <text:p>usuari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LL</text:p>
          </table:table-cell>
          <table:table-cell office:value-type="string" table:style-name="ce2">
            <text:p>clien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ULL</text:p>
          </table:table-cell>
          <table:table-cell office:value-type="string" table:style-name="ce2">
            <text:p>vendedor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named-expressions>
        <table:named-range table:name="CLIENTES" table:cell-range-address="roles.$A$1:roles.$B$5" table:base-cell-address="rol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BEIRO RAMOS</meta:initial-creator>
    <dc:creator>USA</dc:creator>
    <meta:creation-date>2021-04-18T14:23:57Z</meta:creation-date>
    <dc:date>2021-10-11T09:31:24Z</dc:date>
  </office:meta>
</office:document-meta>
</file>